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outingDataSourceTests.setDefaultTarget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RoutingDataSourceTests.setDefaultTargetDataSourceLookupKeyIsNullWhenFallbackI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RoutingDataSourceTests.setDefaultTargetDataSourceFallbackI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RoutingDataSourceTests.setTargetData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RoutingDataSourceTests.not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outingDataSourceTests.dataSourceIsUnSuppor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RoutingDataSourceTests.targetDataSourcesI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RoutingDataSourceTests.determineCurrentLookup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